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ase) katherine@Drapelles:~/IH-LABS$ cd lab-bash</text:p>
      <text:p text:style-name="Standard">(base) katherine@Drapelles:~/IH-LABS/lab-bash$ echo "Hello world"</text:p>
      <text:p text:style-name="Standard">Hello world</text:p>
      <text:p text:style-name="Standard">(base) katherine@Drapelles:~/IH-LABS/lab-bash$ mkdirnew_dir</text:p>
      <text:p text:style-name="Standard">mkdirnew_dir: command not found</text:p>
      <text:p text:style-name="Standard">(base) katherine@Drapelles:~/IH-LABS/lab-bash$ mkdir new_dir</text:p>
      <text:p text:style-name="Standard">(base) katherine@Drapelles:~/IH-LABS/lab-bash$ ls</text:p>
      <text:p text:style-name="Standard">exercices <text:s/>inputs <text:s/>lorem <text:s/>lorem-copy <text:s/>new_dir <text:s/>outputs <text:s/>readme.md</text:p>
      <text:p text:style-name="Standard">(base) katherine@Drapelles:~/IH-LABS/lab-bash$ rmdir new_dir</text:p>
      <text:p text:style-name="Standard">(base) katherine@Drapelles:~/IH-LABS/lab-bash$ ls</text:p>
      <text:p text:style-name="Standard">exercices <text:s/>inputs <text:s/>lorem <text:s/>lorem-copy <text:s/>outputs <text:s/>readme.md</text:p>
      <text:p text:style-name="Standard">(base) katherine@Drapelles:~/IH-LABS/lab-bash$ ls</text:p>
      <text:p text:style-name="Standard">exercices <text:s/>inputs <text:s/>lorem <text:s/>lorem-copy <text:s/>outputs <text:s/>readme.md</text:p>
      <text:p text:style-name="Standard">(base) katherine@Drapelles:~/IH-LABS/lab-bash$ cd lorem </text:p>
      <text:p text:style-name="Standard">(base) katherine@Drapelles:~/IH-LABS/lab-bash/lorem$ ls</text:p>
      <text:p text:style-name="Standard">at.txt <text:s/>at.txte <text:s/>lorem.txt <text:s/>sed.txt</text:p>
      <text:p text:style-name="Standard">(base) katherine@Drapelles:~/IH-LABS/lab-bash/lorem$ cp sed.txt lorem-copy</text:p>
      <text:p text:style-name="Standard">(base) katherine@Drapelles:~/IH-LABS/lab-bash/lorem$ ls</text:p>
      <text:p text:style-name="Standard">at.txt <text:s/>at.txte <text:s/>lorem-copy <text:s/>lorem.txt <text:s/>sed.txt</text:p>
      <text:p text:style-name="Standard">(base) katherine@Drapelles:~/IH-LABS/lab-bash/lorem$ cd ..</text:p>
      <text:p text:style-name="Standard">(base) katherine@Drapelles:~/IH-LABS/lab-bash$ cd lorem-copy</text:p>
      <text:p text:style-name="Standard">(base) katherine@Drapelles:~/IH-LABS/lab-bash/lorem-copy$ ls</text:p>
      <text:p text:style-name="Standard">dummy_file.txt</text:p>
      <text:p text:style-name="Standard">(base) katherine@Drapelles:~/IH-LABS/lab-bash/lorem-copy$ cd ..</text:p>
      <text:p text:style-name="Standard">(base) katherine@Drapelles:~/IH-LABS/lab-bash$ cp lorem-copy</text:p>
      <text:p text:style-name="Standard">cp: missing destination file operand after 'lorem-copy'</text:p>
      <text:p text:style-name="Standard">Try 'cp --help' for more information.</text:p>
      <text:p text:style-name="Standard">(base) katherine@Drapelles:~/IH-LABS/lab-bash$ cd lorem-copy</text:p>
      <text:p text:style-name="Standard">(base) katherine@Drapelles:~/IH-LABS/lab-bash/lorem-copy$ cd ..</text:p>
      <text:p text:style-name="Standard">(base) katherine@Drapelles:~/IH-LABS/lab-bash$ cd lorem</text:p>
      <text:p text:style-name="Standard">(base) katherine@Drapelles:~/IH-LABS/lab-bash/lorem$ cp sed.txt ../lorem-copy</text:p>
      <text:p text:style-name="Standard">(base) katherine@Drapelles:~/IH-LABS/lab-bash/lorem$ cd ..</text:p>
      <text:p text:style-name="Standard">(base) katherine@Drapelles:~/IH-LABS/lab-bash$ cd lorem-copy</text:p>
      <text:p text:style-name="Standard">(base) katherine@Drapelles:~/IH-LABS/lab-bash/lorem-copy$ ls</text:p>
      <text:p text:style-name="Standard">dummy_file.txt <text:s/>sed.txt</text:p>
      <text:p text:style-name="Standard">(base) katherine@Drapelles:~/IH-LABS/lab-bash/lorem-copy$ cd ..</text:p>
      <text:p text:style-name="Standard">(base) katherine@Drapelles:~/IH-LABS/lab-bash$ cd lorem</text:p>
      <text:p text:style-name="Standard">(base) katherine@Drapelles:~/IH-LABS/lab-bash/lorem$ cd .. </text:p>
      <text:p text:style-name="Standard">(base) katherine@Drapelles:~/IH-LABS/lab-bash$ ls lorem</text:p>
      <text:p text:style-name="Standard">at.txt <text:s/>at.txte <text:s/>lorem-copy <text:s/>lorem.txt <text:s/>sed.txt</text:p>
      <text:p text:style-name="Standard">(base) katherine@Drapelles:~/IH-LABS/lab-bash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21:40:37.107931600</meta:creation-date>
    <dc:date>2024-01-15T21:41:19.873540017</dc:date>
    <meta:editing-duration>PT45S</meta:editing-duration>
    <meta:editing-cycles>1</meta:editing-cycles>
    <meta:document-statistic meta:table-count="0" meta:image-count="0" meta:object-count="0" meta:page-count="1" meta:paragraph-count="41" meta:word-count="165" meta:character-count="2169" meta:non-whitespace-character-count="2015"/>
    <meta:generator>LibreOffice/7.3.7.2$Linux_X86_64 LibreOffice_project/30$Build-2</meta:generator>
  </office:meta>
</office:document-meta>
</file>